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e399" draw:textarea-horizontal-align="justify" draw:textarea-vertical-align="middle" draw:auto-grow-height="false" fo:min-height="1.024cm" fo:min-width="2.69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e399" draw:textarea-horizontal-align="justify" draw:textarea-vertical-align="middle" draw:auto-grow-height="false" fo:min-height="0.998cm" fo:min-width="2.838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fcebf2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c0598e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e09dc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ffe399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fcebf2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c0598e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e09dc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19cm" svg:height="1.274cm" svg:x="9.241cm" svg:y="15.44cm">
            <text:p/>
            <draw:enhanced-geometry svg:viewBox="0 0 21600 21600" draw:mirror-vertical="true" draw:mirror-horizontal="true" draw:glue-points="?f6 0 10800 ?f8 ?f11 10800 ?f9 21600 10800 ?f10 ?f5 10800" draw:text-areas="?f3 ?f3 ?f4 ?f4" draw:type="parallelogram" draw:modifiers="7726.70080468178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3.338cm" svg:height="1.248cm" draw:transform="rotate (-1.5707963267949) translate (10.416cm 13.376cm)">
            <text:p/>
            <draw:enhanced-geometry svg:viewBox="0 0 21600 21600" draw:mirror-vertical="false" draw:mirror-horizontal="true" draw:glue-points="?f6 0 10800 ?f8 ?f11 10800 ?f9 21600 10800 ?f10 ?f5 10800" draw:text-areas="?f3 ?f3 ?f4 ?f4" draw:type="parallelogram" draw:modifiers="8212.5998225377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polygon draw:style-name="gr3" draw:text-style-name="P2" draw:layer="layout" svg:width="1.088cm" svg:height="0.69cm" svg:x="9.564cm" svg:y="14.118cm" svg:viewBox="0 0 1089 691" draw:points="687,0 0,691 407,672 1089,5">
            <text:p/>
          </draw:polygon>
          <draw:polygon draw:style-name="gr4" draw:text-style-name="P3" draw:layer="layout" svg:width="1.596cm" svg:height="1.598cm" svg:x="9.571cm" svg:y="14.796cm" svg:viewBox="0 0 1597 1599" draw:points="4,0 0,1594 1592,1599 1597,1192 1186,1192 1195,790 799,795 799,399 397,399 402,2">
            <text:p/>
          </draw:polygon>
          <draw:polygon draw:style-name="gr5" draw:text-style-name="P4" draw:layer="layout" svg:width="0.681cm" svg:height="1.068cm" svg:x="11.17cm" svg:y="15.322cm" svg:viewBox="0 0 682 1069" draw:points="0,677 5,1069 682,396 678,0">
            <text:p/>
          </draw:polygon>
          <draw:polygon draw:style-name="gr5" draw:text-style-name="P4" draw:layer="layout" svg:width="0.681cm" svg:height="1.068cm" svg:x="10.767cm" svg:y="14.921cm" svg:viewBox="0 0 682 1069" draw:points="0,677 5,1069 682,396 678,0">
            <text:p/>
          </draw:polygon>
          <draw:polygon draw:style-name="gr5" draw:text-style-name="P4" draw:layer="layout" svg:width="0.681cm" svg:height="1.068cm" svg:x="10.363cm" svg:y="14.524cm" svg:viewBox="0 0 682 1069" draw:points="0,677 5,1069 682,396 678,0">
            <text:p/>
          </draw:polygon>
          <draw:polygon draw:style-name="gr5" draw:text-style-name="P4" draw:layer="layout" svg:width="0.681cm" svg:height="1.068cm" svg:x="9.975cm" svg:y="14.118cm" svg:viewBox="0 0 682 1069" draw:points="0,677 5,1069 682,396 678,0">
            <text:p/>
          </draw:polygon>
          <draw:polygon draw:style-name="gr3" draw:text-style-name="P2" draw:layer="layout" svg:width="1.088cm" svg:height="0.69cm" svg:x="10.767cm" svg:y="15.309cm" svg:viewBox="0 0 1089 691" draw:points="687,0 0,691 407,672 1089,5">
            <text:p/>
          </draw:polygon>
          <draw:polygon draw:style-name="gr3" draw:text-style-name="P2" draw:layer="layout" svg:width="1.088cm" svg:height="0.69cm" svg:x="10.363cm" svg:y="14.911cm" svg:viewBox="0 0 1089 691" draw:points="687,0 0,691 407,672 1089,5">
            <text:p/>
          </draw:polygon>
          <draw:polygon draw:style-name="gr3" draw:text-style-name="P2" draw:layer="layout" svg:width="1.088cm" svg:height="0.69cm" svg:x="9.975cm" svg:y="14.508cm" svg:viewBox="0 0 1089 691" draw:points="687,0 0,691 407,672 1089,5">
            <text:p/>
          </draw:polygon>
          <draw:line draw:style-name="gr6" draw:text-style-name="P5" draw:layer="layout" svg:x1="9.705cm" svg:y1="14.662cm" svg:x2="10.104cm" svg:y2="14.662cm">
            <text:p/>
          </draw:line>
          <draw:line draw:style-name="gr6" draw:text-style-name="P5" draw:layer="layout" svg:x1="9.578cm" svg:y1="15.196cm" svg:x2="10.375cm" svg:y2="15.196cm">
            <text:p/>
          </draw:line>
          <draw:line draw:style-name="gr6" draw:text-style-name="P5" draw:layer="layout" svg:x1="9.578cm" svg:y1="14.798cm" svg:x2="9.578cm" svg:y2="16.393cm">
            <text:p/>
          </draw:line>
          <draw:line draw:style-name="gr6" draw:text-style-name="P5" draw:layer="layout" svg:x1="9.975cm" svg:y1="14.798cm" svg:x2="9.975cm" svg:y2="16.393cm">
            <text:p/>
          </draw:line>
          <draw:line draw:style-name="gr6" draw:text-style-name="P5" draw:layer="layout" svg:x1="9.578cm" svg:y1="15.595cm" svg:x2="10.774cm" svg:y2="15.595cm">
            <text:p/>
          </draw:line>
          <draw:line draw:style-name="gr6" draw:text-style-name="P5" draw:layer="layout" svg:x1="9.578cm" svg:y1="15.994cm" svg:x2="11.173cm" svg:y2="15.994cm">
            <text:p/>
          </draw:line>
          <draw:line draw:style-name="gr6" draw:text-style-name="P5" draw:layer="layout" svg:x1="9.578cm" svg:y1="16.394cm" svg:x2="11.173cm" svg:y2="16.394cm">
            <text:p/>
          </draw:line>
          <draw:line draw:style-name="gr6" draw:text-style-name="P5" draw:layer="layout" svg:x1="10.378cm" svg:y1="15.196cm" svg:x2="10.378cm" svg:y2="16.392cm">
            <text:p/>
          </draw:line>
          <draw:line draw:style-name="gr6" draw:text-style-name="P5" draw:layer="layout" svg:x1="10.774cm" svg:y1="15.595cm" svg:x2="10.774cm" svg:y2="16.392cm">
            <text:p/>
          </draw:line>
          <draw:line draw:style-name="gr6" draw:text-style-name="P5" draw:layer="layout" svg:x1="11.17cm" svg:y1="15.994cm" svg:x2="11.17cm" svg:y2="16.393cm">
            <text:p/>
          </draw:line>
          <draw:line draw:style-name="gr6" draw:text-style-name="P5" draw:layer="layout" svg:x1="9.571cm" svg:y1="14.796cm" svg:x2="10.249cm" svg:y2="14.118cm">
            <text:p/>
          </draw:line>
          <draw:line draw:style-name="gr6" draw:text-style-name="P5" draw:layer="layout" svg:x1="9.967cm" svg:y1="14.796cm" svg:x2="10.645cm" svg:y2="14.118cm">
            <text:p/>
          </draw:line>
          <draw:line draw:style-name="gr6" draw:text-style-name="P5" draw:layer="layout" svg:x1="9.967cm" svg:y1="15.194cm" svg:x2="10.645cm" svg:y2="14.516cm">
            <text:p/>
          </draw:line>
          <draw:line draw:style-name="gr6" draw:text-style-name="P5" draw:layer="layout" svg:x1="10.363cm" svg:y1="15.194cm" svg:x2="11.041cm" svg:y2="14.516cm">
            <text:p/>
          </draw:line>
          <draw:line draw:style-name="gr6" draw:text-style-name="P5" draw:layer="layout" svg:x1="10.363cm" svg:y1="15.591cm" svg:x2="11.041cm" svg:y2="14.913cm">
            <text:p/>
          </draw:line>
          <draw:line draw:style-name="gr6" draw:text-style-name="P5" draw:layer="layout" svg:x1="10.767cm" svg:y1="15.591cm" svg:x2="11.445cm" svg:y2="14.913cm">
            <text:p/>
          </draw:line>
          <draw:line draw:style-name="gr6" draw:text-style-name="P5" draw:layer="layout" svg:x1="10.767cm" svg:y1="16.001cm" svg:x2="11.445cm" svg:y2="15.323cm">
            <text:p/>
          </draw:line>
          <draw:line draw:style-name="gr6" draw:text-style-name="P5" draw:layer="layout" svg:x1="11.17cm" svg:y1="15.99cm" svg:x2="11.848cm" svg:y2="15.312cm">
            <text:p/>
          </draw:line>
          <draw:line draw:style-name="gr6" draw:text-style-name="P5" draw:layer="layout" svg:x1="11.162cm" svg:y1="16.388cm" svg:x2="11.84cm" svg:y2="15.71cm">
            <text:p/>
          </draw:line>
          <draw:line draw:style-name="gr6" draw:text-style-name="P5" draw:layer="layout" svg:x1="9.571cm" svg:y1="14.798cm" svg:x2="9.97cm" svg:y2="14.798cm">
            <text:p/>
          </draw:line>
          <draw:line draw:style-name="gr6" draw:text-style-name="P5" draw:layer="layout" svg:x1="9.84cm" svg:y1="14.526cm" svg:x2="10.239cm" svg:y2="14.526cm">
            <text:p/>
          </draw:line>
          <draw:line draw:style-name="gr6" draw:text-style-name="P5" draw:layer="layout" svg:x1="9.975cm" svg:y1="14.391cm" svg:x2="10.374cm" svg:y2="14.391cm">
            <text:p/>
          </draw:line>
          <draw:line draw:style-name="gr6" draw:text-style-name="P5" draw:layer="layout" svg:x1="10.116cm" svg:y1="14.255cm" svg:x2="10.515cm" svg:y2="14.255cm">
            <text:p/>
          </draw:line>
          <draw:line draw:style-name="gr6" draw:text-style-name="P5" draw:layer="layout" svg:x1="10.251cm" svg:y1="14.12cm" svg:x2="10.65cm" svg:y2="14.12cm">
            <text:p/>
          </draw:line>
          <draw:line draw:style-name="gr6" draw:text-style-name="P5" draw:layer="layout" svg:x1="10.102cm" svg:y1="15.062cm" svg:x2="10.501cm" svg:y2="15.062cm">
            <text:p/>
          </draw:line>
          <draw:line draw:style-name="gr6" draw:text-style-name="P5" draw:layer="layout" svg:x1="9.967cm" svg:y1="15.196cm" svg:x2="10.366cm" svg:y2="15.196cm">
            <text:p/>
          </draw:line>
          <draw:line draw:style-name="gr6" draw:text-style-name="P5" draw:layer="layout" svg:x1="10.243cm" svg:y1="14.927cm" svg:x2="10.642cm" svg:y2="14.927cm">
            <text:p/>
          </draw:line>
          <draw:line draw:style-name="gr6" draw:text-style-name="P5" draw:layer="layout" svg:x1="10.378cm" svg:y1="14.79cm" svg:x2="10.777cm" svg:y2="14.79cm">
            <text:p/>
          </draw:line>
          <draw:line draw:style-name="gr6" draw:text-style-name="P5" draw:layer="layout" svg:x1="10.513cm" svg:y1="14.654cm" svg:x2="10.912cm" svg:y2="14.654cm">
            <text:p/>
          </draw:line>
          <draw:line draw:style-name="gr6" draw:text-style-name="P5" draw:layer="layout" svg:x1="10.647cm" svg:y1="14.518cm" svg:x2="11.046cm" svg:y2="14.518cm">
            <text:p/>
          </draw:line>
          <draw:line draw:style-name="gr6" draw:text-style-name="P5" draw:layer="layout" svg:x1="10.505cm" svg:y1="15.459cm" svg:x2="10.904cm" svg:y2="15.459cm">
            <text:p/>
          </draw:line>
          <draw:line draw:style-name="gr6" draw:text-style-name="P5" draw:layer="layout" svg:x1="10.363cm" svg:y1="15.595cm" svg:x2="10.762cm" svg:y2="15.595cm">
            <text:p/>
          </draw:line>
          <draw:line draw:style-name="gr6" draw:text-style-name="P5" draw:layer="layout" svg:x1="10.64cm" svg:y1="15.324cm" svg:x2="11.039cm" svg:y2="15.324cm">
            <text:p/>
          </draw:line>
          <draw:line draw:style-name="gr6" draw:text-style-name="P5" draw:layer="layout" svg:x1="10.774cm" svg:y1="15.19cm" svg:x2="11.173cm" svg:y2="15.19cm">
            <text:p/>
          </draw:line>
          <draw:line draw:style-name="gr6" draw:text-style-name="P5" draw:layer="layout" svg:x1="10.908cm" svg:y1="15.053cm" svg:x2="11.307cm" svg:y2="15.053cm">
            <text:p/>
          </draw:line>
          <draw:line draw:style-name="gr6" draw:text-style-name="P5" draw:layer="layout" svg:x1="11.043cm" svg:y1="14.917cm" svg:x2="11.442cm" svg:y2="14.917cm">
            <text:p/>
          </draw:line>
          <draw:line draw:style-name="gr6" draw:text-style-name="P5" draw:layer="layout" svg:x1="10.901cm" svg:y1="15.858cm" svg:x2="11.3cm" svg:y2="15.858cm">
            <text:p/>
          </draw:line>
          <draw:line draw:style-name="gr6" draw:text-style-name="P5" draw:layer="layout" svg:x1="10.767cm" svg:y1="15.994cm" svg:x2="11.166cm" svg:y2="15.994cm">
            <text:p/>
          </draw:line>
          <draw:line draw:style-name="gr6" draw:text-style-name="P5" draw:layer="layout" svg:x1="11.035cm" svg:y1="15.722cm" svg:x2="11.434cm" svg:y2="15.722cm">
            <text:p/>
          </draw:line>
          <draw:line draw:style-name="gr6" draw:text-style-name="P5" draw:layer="layout" svg:x1="11.178cm" svg:y1="15.587cm" svg:x2="11.577cm" svg:y2="15.587cm">
            <text:p/>
          </draw:line>
          <draw:line draw:style-name="gr6" draw:text-style-name="P5" draw:layer="layout" svg:x1="11.312cm" svg:y1="15.451cm" svg:x2="11.711cm" svg:y2="15.451cm">
            <text:p/>
          </draw:line>
          <draw:line draw:style-name="gr6" draw:text-style-name="P5" draw:layer="layout" svg:x1="11.446cm" svg:y1="15.316cm" svg:x2="11.845cm" svg:y2="15.316cm">
            <text:p/>
          </draw:line>
          <draw:line draw:style-name="gr6" draw:text-style-name="P5" draw:layer="layout" svg:x1="10.102cm" svg:y1="14.663cm" svg:x2="10.102cm" svg:y2="15.062cm">
            <text:p/>
          </draw:line>
          <draw:line draw:style-name="gr6" draw:text-style-name="P5" draw:layer="layout" svg:x1="10.243cm" svg:y1="14.526cm" svg:x2="10.243cm" svg:y2="14.925cm">
            <text:p/>
          </draw:line>
          <draw:line draw:style-name="gr6" draw:text-style-name="P5" draw:layer="layout" svg:x1="10.37cm" svg:y1="14.387cm" svg:x2="10.37cm" svg:y2="14.786cm">
            <text:p/>
          </draw:line>
          <draw:line draw:style-name="gr6" draw:text-style-name="P5" draw:layer="layout" svg:x1="10.505cm" svg:y1="14.255cm" svg:x2="10.505cm" svg:y2="14.654cm">
            <text:p/>
          </draw:line>
          <draw:line draw:style-name="gr6" draw:text-style-name="P5" draw:layer="layout" svg:x1="10.647cm" svg:y1="14.114cm" svg:x2="10.647cm" svg:y2="14.513cm">
            <text:p/>
          </draw:line>
          <draw:line draw:style-name="gr6" draw:text-style-name="P5" draw:layer="layout" svg:x1="10.505cm" svg:y1="15.062cm" svg:x2="10.505cm" svg:y2="15.461cm">
            <text:p/>
          </draw:line>
          <draw:line draw:style-name="gr6" draw:text-style-name="P5" draw:layer="layout" svg:x1="10.64cm" svg:y1="14.928cm" svg:x2="10.64cm" svg:y2="15.327cm">
            <text:p/>
          </draw:line>
          <draw:line draw:style-name="gr6" draw:text-style-name="P5" draw:layer="layout" svg:x1="10.774cm" svg:y1="14.786cm" svg:x2="10.774cm" svg:y2="15.185cm">
            <text:p/>
          </draw:line>
          <draw:line draw:style-name="gr6" draw:text-style-name="P5" draw:layer="layout" svg:x1="10.908cm" svg:y1="14.654cm" svg:x2="10.908cm" svg:y2="15.053cm">
            <text:p/>
          </draw:line>
          <draw:line draw:style-name="gr6" draw:text-style-name="P5" draw:layer="layout" svg:x1="11.043cm" svg:y1="14.514cm" svg:x2="11.043cm" svg:y2="14.913cm">
            <text:p/>
          </draw:line>
          <draw:line draw:style-name="gr6" draw:text-style-name="P5" draw:layer="layout" svg:x1="10.901cm" svg:y1="15.462cm" svg:x2="10.901cm" svg:y2="15.861cm">
            <text:p/>
          </draw:line>
          <draw:line draw:style-name="gr6" draw:text-style-name="P5" draw:layer="layout" svg:x1="11.043cm" svg:y1="15.326cm" svg:x2="11.043cm" svg:y2="15.725cm">
            <text:p/>
          </draw:line>
          <draw:line draw:style-name="gr6" draw:text-style-name="P5" draw:layer="layout" svg:x1="11.17cm" svg:y1="15.186cm" svg:x2="11.17cm" svg:y2="15.585cm">
            <text:p/>
          </draw:line>
          <draw:line draw:style-name="gr6" draw:text-style-name="P5" draw:layer="layout" svg:x1="11.305cm" svg:y1="15.053cm" svg:x2="11.305cm" svg:y2="15.452cm">
            <text:p/>
          </draw:line>
          <draw:line draw:style-name="gr6" draw:text-style-name="P5" draw:layer="layout" svg:x1="11.446cm" svg:y1="14.913cm" svg:x2="11.446cm" svg:y2="15.312cm">
            <text:p/>
          </draw:line>
          <draw:line draw:style-name="gr6" draw:text-style-name="P5" draw:layer="layout" svg:x1="11.305cm" svg:y1="15.864cm" svg:x2="11.305cm" svg:y2="16.263cm">
            <text:p/>
          </draw:line>
          <draw:line draw:style-name="gr6" draw:text-style-name="P5" draw:layer="layout" svg:x1="11.439cm" svg:y1="15.727cm" svg:x2="11.439cm" svg:y2="16.126cm">
            <text:p/>
          </draw:line>
          <draw:line draw:style-name="gr6" draw:text-style-name="P5" draw:layer="layout" svg:x1="11.573cm" svg:y1="15.585cm" svg:x2="11.573cm" svg:y2="15.984cm">
            <text:p/>
          </draw:line>
          <draw:line draw:style-name="gr6" draw:text-style-name="P5" draw:layer="layout" svg:x1="11.708cm" svg:y1="15.452cm" svg:x2="11.708cm" svg:y2="15.851cm">
            <text:p/>
          </draw:line>
          <draw:line draw:style-name="gr6" draw:text-style-name="P5" draw:layer="layout" svg:x1="11.843cm" svg:y1="15.313cm" svg:x2="11.843cm" svg:y2="15.71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9T17:29:01.812948803</meta:creation-date>
    <dc:date>2018-05-19T17:29:20.776162203</dc:date>
    <meta:editing-duration>PT19S</meta:editing-duration>
    <meta:editing-cycles>1</meta:editing-cycles>
    <meta:document-statistic meta:object-count="74"/>
    <meta:generator>LibreOffice/6.0.0.3$MacOSX_X86_64 LibreOffice_project/64a0f66915f38c6217de274f0aa8e15618924765</meta:generator>
  </office:meta>
</office:document-meta>
</file>